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d71f" officeooo:paragraph-rsid="0002d71f"/>
    </style:style>
    <style:style style:name="P2" style:family="paragraph" style:parent-style-name="Standard">
      <style:text-properties officeooo:rsid="0003ac8b" officeooo:paragraph-rsid="0003ac8b"/>
    </style:style>
    <style:style style:name="P3" style:family="paragraph" style:parent-style-name="Standard">
      <style:text-properties officeooo:rsid="00044da5" officeooo:paragraph-rsid="00044da5"/>
    </style:style>
    <style:style style:name="P4" style:family="paragraph" style:parent-style-name="Standard">
      <style:text-properties officeooo:rsid="0005e26a" officeooo:paragraph-rsid="0005e26a"/>
    </style:style>
    <style:style style:name="P5" style:family="paragraph" style:parent-style-name="Standard">
      <style:text-properties officeooo:rsid="0006e63b" officeooo:paragraph-rsid="0006e63b"/>
    </style:style>
    <style:style style:name="P6" style:family="paragraph" style:parent-style-name="Standard">
      <style:text-properties officeooo:rsid="0008deac" officeooo:paragraph-rsid="0008deac"/>
    </style:style>
    <style:style style:name="P7" style:family="paragraph" style:parent-style-name="Standard">
      <style:text-properties officeooo:rsid="0009ea72" officeooo:paragraph-rsid="0009ea72"/>
    </style:style>
    <style:style style:name="P8" style:family="paragraph" style:parent-style-name="Standard">
      <style:text-properties officeooo:rsid="000b8072" officeooo:paragraph-rsid="000b8072"/>
    </style:style>
    <style:style style:name="P9" style:family="paragraph" style:parent-style-name="Standard">
      <style:text-properties officeooo:rsid="000c77eb" officeooo:paragraph-rsid="000c77eb"/>
    </style:style>
    <style:style style:name="P10" style:family="paragraph" style:parent-style-name="Standard">
      <style:text-properties officeooo:rsid="00105a83" officeooo:paragraph-rsid="00105a83"/>
    </style:style>
    <style:style style:name="P11" style:family="paragraph" style:parent-style-name="Standard">
      <style:text-properties officeooo:rsid="00113a9e" officeooo:paragraph-rsid="00113a9e"/>
    </style:style>
    <style:style style:name="P12" style:family="paragraph" style:parent-style-name="Standard">
      <style:text-properties fo:font-weight="bold" officeooo:rsid="00113a9e" officeooo:paragraph-rsid="00113a9e" style:font-weight-asian="bold" style:font-weight-complex="bold"/>
    </style:style>
    <style:style style:name="T1" style:family="text">
      <style:text-properties officeooo:rsid="000e48a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 <text:span text:style-name="T2">Easy: Select all the customers from Brussels</text:span></text:p>
      <text:p text:style-name="P1"/>
      <text:p text:style-name="P1">select * </text:p>
      <text:p text:style-name="P1">from customers</text:p>
      <text:p text:style-name="P1">where city='Brussels'</text:p>
      <text:p text:style-name="P1"/>
      <text:p text:style-name="P11">2. <text:span text:style-name="T2">Easy: Select all the invoices of more than 10 euros</text:span></text:p>
      <text:p text:style-name="P11"/>
      <text:p text:style-name="P1">select * </text:p>
      <text:p text:style-name="P1">from invoices</text:p>
      <text:p text:style-name="P1">where Total &gt; 10</text:p>
      <text:p text:style-name="P1"/>
      <text:p text:style-name="P11">3. <text:span text:style-name="T2">Intermediate: Select all the tracks of the Rock genre ordered by track name</text:span></text:p>
      <text:p text:style-name="P11"/>
      <text:p text:style-name="P2">select *</text:p>
      <text:p text:style-name="P2">from tracks</text:p>
      <text:p text:style-name="P2">left join genres on tracks.GenreId=genres.GenreId</text:p>
      <text:p text:style-name="P2">where genres.Name='Rock'</text:p>
      <text:p text:style-name="P2"/>
      <text:p text:style-name="P11">4. <text:span text:style-name="T2">Intermediate: Select all the albums of R.E.M.</text:span></text:p>
      <text:p text:style-name="P11"/>
      <text:p text:style-name="P2">select *</text:p>
      <text:p text:style-name="P2">from albums</text:p>
      <text:p text:style-name="P2">left join artists on albums.ArtistId = artists.ArtistId</text:p>
      <text:p text:style-name="P2">where artists.name='R.E.M.'</text:p>
      <text:p text:style-name="P2"/>
      <text:p text:style-name="P11">5. <text:span text:style-name="T2">Very Hard: Select all the invoices of which an album of U2 was bought</text:span></text:p>
      <text:p text:style-name="P11"/>
      <text:p text:style-name="P3">select *</text:p>
      <text:p text:style-name="P3">from invoices</text:p>
      <text:p text:style-name="P3">left join invoice_items on invoices.InvoiceId = <text:s/>invoice_items.InvoiceId</text:p>
      <text:p text:style-name="P3">left join tracks on invoice_items.TrackId = tracks.TrackId</text:p>
      <text:p text:style-name="P3">left join albums on tracks.AlbumId = albums.AlbumId</text:p>
      <text:p text:style-name="P3">left join artists on albums.ArtistId = artists.ArtistId</text:p>
      <text:p text:style-name="P3">where invoice_items.Quantity=1 and artists.Name = 'U2'</text:p>
      <text:p text:style-name="P3"/>
      <text:p text:style-name="P11">6. <text:span text:style-name="T2">Very Hard: Select all the customers who bought for more than 10€ on one invoice</text:span></text:p>
      <text:p text:style-name="P3"/>
      <text:p text:style-name="P4">select *</text:p>
      <text:p text:style-name="P4">from customers</text:p>
      <text:p text:style-name="P4">left join invoices on invoices.CustomerId = customers.CustomerId </text:p>
      <text:p text:style-name="P4">where invoices.Total&gt;10 order by total</text:p>
      <text:p text:style-name="P4"/>
      <text:p text:style-name="P11">7. <text:span text:style-name="T2">Easy: How many tracks are in the database?</text:span></text:p>
      <text:p text:style-name="P11"/>
      <text:p text:style-name="P5">select count (trackId)</text:p>
      <text:p text:style-name="P5">from tracks</text:p>
      <text:p text:style-name="P5"/>
      <text:p text:style-name="P5"/>
      <text:p text:style-name="P11"><text:soft-page-break/>8. <text:span text:style-name="T2">Easy: Select all the different countries of the clients?</text:span></text:p>
      <text:p text:style-name="P11"/>
      <text:p text:style-name="P6">select distinct country</text:p>
      <text:p text:style-name="P6">from customers</text:p>
      <text:p text:style-name="P6"/>
      <text:p text:style-name="P11">9. <text:span text:style-name="T4">Intermediate: What is the total cost of the most expensive invoice (2 solutions possible)?</text:span></text:p>
      <text:p text:style-name="P11"/>
      <text:p text:style-name="P6">sol-1-:</text:p>
      <text:p text:style-name="P6">select max (Total)</text:p>
      <text:p text:style-name="P6">from invoices</text:p>
      <text:p text:style-name="P6"/>
      <text:p text:style-name="P6">sol-2-:</text:p>
      <text:p text:style-name="P6">select total</text:p>
      <text:p text:style-name="P6">from invoices order by <text:s/>total desc</text:p>
      <text:p text:style-name="P6">limit 1</text:p>
      <text:p text:style-name="P6"/>
      <text:p text:style-name="P11">10. <text:span text:style-name="T2">Intermediate: What is the average total cost of an invoice?</text:span></text:p>
      <text:p text:style-name="P11"/>
      <text:p text:style-name="P7">select avg(total) as Total_average</text:p>
      <text:p text:style-name="P7">from invoices</text:p>
      <text:p text:style-name="P7"/>
      <text:p text:style-name="P12"><text:span text:style-name="T5">11</text:span>. Hard: How many tracks are in the database of the band Pearl Jam?</text:p>
      <text:p text:style-name="P11"/>
      <text:p text:style-name="P8">select count(trackid)</text:p>
      <text:p text:style-name="P8">from tracks</text:p>
      <text:p text:style-name="P8">left join albums on tracks.AlbumId=albums.AlbumId</text:p>
      <text:p text:style-name="P8">left join artists on albums.ArtistId=artists.ArtistId</text:p>
      <text:p text:style-name="P8">where artists.Name='Pearl Jam'</text:p>
      <text:p text:style-name="P8"/>
      <text:p text:style-name="P11">12. <text:span text:style-name="T2">Extremely hard: Select all the albums that have tracks of at least two different genres</text:span> </text:p>
      <text:p text:style-name="P9"/>
      <text:p text:style-name="P11">select albums.AlbumId,albums.Title</text:p>
      <text:p text:style-name="P11">from albums</text:p>
      <text:p text:style-name="P11">left join tracks on albums.AlbumId = tracks.AlbumId</text:p>
      <text:p text:style-name="P11">left join genres on tracks.GenreId = genres.GenreId</text:p>
      <text:p text:style-name="P11">group by albums.albumid</text:p>
      <text:p text:style-name="P11">having count(distinct genres.GenreId )&gt;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5:30:54.937474082</meta:creation-date>
    <dc:date>2018-09-03T17:21:15.307838793</dc:date>
    <meta:editing-duration>PT39M3S</meta:editing-duration>
    <meta:editing-cycles>1</meta:editing-cycles>
    <meta:document-statistic meta:table-count="0" meta:image-count="0" meta:object-count="0" meta:page-count="2" meta:paragraph-count="61" meta:word-count="315" meta:character-count="2102" meta:non-whitespace-character-count="1842"/>
    <meta:generator>LibreOffice/5.1.6.2$Linux_X86_64 LibreOffice_project/10m0$Build-2</meta:generator>
  </office:meta>
</office:document-meta>
</file>